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4754" officeooo:paragraph-rsid="00134754" style:font-weight-asian="bold" style:font-weight-complex="bold"/>
    </style:style>
    <style:style style:name="P2" style:family="paragraph" style:parent-style-name="Standard">
      <style:text-properties fo:font-weight="bold" officeooo:rsid="00004021" officeooo:paragraph-rsid="00134754" style:font-weight-asian="bold" style:font-weight-complex="bold"/>
    </style:style>
    <style:style style:name="P3" style:family="paragraph" style:parent-style-name="Standard">
      <style:text-properties fo:font-weight="normal" officeooo:rsid="00134754" officeooo:paragraph-rsid="00134754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8f93a2" style:font-name="Droid Sans Mono" fo:font-size="10.5pt" style:text-underline-style="none" fo:font-weight="normal" officeooo:rsid="00119483" officeooo:paragraph-rsid="00134754" fo:background-color="#0f111a" style:font-weight-asian="bold" style:font-weight-complex="bold"/>
    </style:style>
    <style:style style:name="P5" style:family="paragraph" style:parent-style-name="Standard">
      <style:text-properties fo:color="#000000" style:font-name="Droid Sans Mono" fo:font-size="10.5pt" fo:font-weight="normal" officeooo:rsid="00134754" officeooo:paragraph-rsid="00134754" fo:background-color="#ffffff" style:font-weight-asian="normal" style:font-weight-complex="normal"/>
    </style:style>
    <style:style style:name="P6" style:family="paragraph" style:parent-style-name="Standard">
      <style:text-properties fo:color="#000000" style:font-name="Droid Sans Mono" fo:font-size="10.5pt" fo:font-weight="normal" officeooo:rsid="00004021" officeooo:paragraph-rsid="00134754" fo:background-color="#ffffff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34754" fo:background-color="#ffffff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9" style:family="paragraph" style:parent-style-name="Standard">
      <style:text-properties fo:color="#000000" style:font-name="Droid Sans Mono" fo:font-size="10.5pt" fo:font-weight="normal" officeooo:rsid="00004021" officeooo:paragraph-rsid="00134754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style:text-underline-style="none" fo:font-weight="normal" officeooo:rsid="00119483" officeooo:paragraph-rsid="00134754" fo:background-color="#ffffff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officeooo:rsid="00119483" officeooo:paragraph-rsid="00134754" fo:background-color="#ffffff" style:font-weight-asian="bold" style:font-weight-complex="bold"/>
    </style:style>
    <style:style style:name="P12" style:family="paragraph" style:parent-style-name="Standard">
      <style:text-properties fo:color="#000000" fo:font-weight="bold" officeooo:rsid="00134754" officeooo:paragraph-rsid="00134754" fo:background-color="#ffffff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000000" officeooo:paragraph-rsid="00134754" fo:background-color="#ffffff"/>
    </style:style>
    <style:style style:name="P14" style:family="paragraph" style:parent-style-name="Standard">
      <style:paragraph-properties style:line-height-at-least="0.503cm"/>
      <style:text-properties fo:color="#000000" fo:background-color="#ffffff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04021" officeooo:paragraph-rsid="00134754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89ddff"/>
    </style:style>
    <style:style style:name="T3" style:family="text">
      <style:text-properties fo:color="#89ddff" fo:font-style="italic"/>
    </style:style>
    <style:style style:name="T4" style:family="text">
      <style:text-properties fo:color="#82aaff"/>
    </style:style>
    <style:style style:name="T5" style:family="text">
      <style:text-properties fo:color="#c3e88d"/>
    </style:style>
    <style:style style:name="T6" style:family="text">
      <style:text-properties fo:color="#c792ea"/>
    </style:style>
    <style:style style:name="T7" style:family="text">
      <style:text-properties fo:color="#ff5370"/>
    </style:style>
    <style:style style:name="T8" style:family="text">
      <style:text-properties fo:font-style="italic"/>
    </style:style>
    <style:style style:name="T9" style:family="text">
      <style:text-properties fo:color="#f07178"/>
    </style:style>
    <style:style style:name="T10" style:family="text">
      <style:text-properties fo:color="#000000"/>
    </style:style>
    <style:style style:name="T11" style:family="text">
      <style:text-properties fo:color="#f78c6c"/>
    </style:style>
    <style:style style:name="T12" style:family="text">
      <style:text-properties fo:color="#b2cc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dex.js</text:span>:</text:p>
      <text:p text:style-name="P1"/>
      <text:p text:style-name="P9">const express = require("express");</text:p>
      <text:p text:style-name="P7">const db = require("./database");</text:p>
      <text:p text:style-name="P7">const empModel = require("./models/empModel");</text:p>
      <text:p text:style-name="P7">const depModel = require("./models/depModel");</text:p>
      <text:p text:style-name="P7">const locModel = require("./models/locModel");</text:p>
      <text:p text:style-name="P7">const { Op } = require("sequelize");</text:p>
      <text:p text:style-name="P13"/>
      <text:p text:style-name="P7">const PORT = 3000;</text:p>
      <text:p text:style-name="P7">const app = express();</text:p>
      <text:p text:style-name="P13"/>
      <text:p text:style-name="P10">app.use(express.json());</text:p>
      <text:p text:style-name="P12"/>
      <text:p text:style-name="P5">app.get("/job", async (req, res) =&gt; {</text:p>
      <text:p text:style-name="P8">empModel.belongsTo(depModel, { foreignKey: "department_id" });</text:p>
      <text:p text:style-name="P8">depModel.hasMany(empModel, { foreignKey: "department_id" });</text:p>
      <text:p text:style-name="P8">depModel.belongsTo(locModel, { foreignKey: "location_id" });</text:p>
      <text:p text:style-name="P8">locModel.hasMany(depModel, { foreignKey: "location_id" });</text:p>
      <text:p text:style-name="P8">empModel.belongsTo(jobModel, { foreignKey: "job_id" });</text:p>
      <text:p text:style-name="P8">jobModel.hasMany(empModel, { foreignKey: "job_id" });</text:p>
      <text:p text:style-name="P14"/>
      <text:p text:style-name="P8">const jobStrc = <text:span text:style-name="T8">await</text:span> locModel.findAll({</text:p>
      <text:p text:style-name="P8">attributes: ["city"],</text:p>
      <text:p text:style-name="P8">include: [</text:p>
      <text:p text:style-name="P8">{</text:p>
      <text:p text:style-name="P8">model: depModel,</text:p>
      <text:p text:style-name="P8">attributes: ["department_id", "department_name"],</text:p>
      <text:p text:style-name="P8">include: [</text:p>
      <text:p text:style-name="P8">{</text:p>
      <text:p text:style-name="P8">model: empModel,</text:p>
      <text:p text:style-name="P8">attributes: ["last_name"],</text:p>
      <text:p text:style-name="P8">include: [</text:p>
      <text:p text:style-name="P8">{</text:p>
      <text:p text:style-name="P8">model: jobModel,</text:p>
      <text:p text:style-name="P8">attributes: ["job_id"],</text:p>
      <text:p text:style-name="P8">},</text:p>
      <text:p text:style-name="P8">],</text:p>
      <text:p text:style-name="P8">},</text:p>
      <text:p text:style-name="P8">],</text:p>
      <text:p text:style-name="P8">},</text:p>
      <text:p text:style-name="P8">],</text:p>
      <text:p text:style-name="P7">db.authenticate()</text:p>
      <text:p text:style-name="P7">.then(() =&gt; console.log("database connected"))</text:p>
      <text:p text:style-name="P7">.catch((err) =&gt; console.log(err));</text:p>
      <text:p text:style-name="P13"/>
      <text:p text:style-name="P7">app.listen(PORT, () =&gt; {</text:p>
      <text:p text:style-name="P7">console.log(`Server started on port ${PORT}`);</text:p>
      <text:p text:style-name="P7">});</text:p>
      <text:p text:style-name="P11"/>
      <text:p text:style-name="P11"/>
      <text:p text:style-name="P15"><text:soft-page-break/>database.js:</text:p>
      <text:p text:style-name="P2"/>
      <text:p text:style-name="P6">const { Sequelize } = require("sequelize");</text:p>
      <text:p text:style-name="P7">const winston = require("winston");</text:p>
      <text:p text:style-name="P13"/>
      <text:p text:style-name="P7">const db = new Sequelize("CREATE_HR", "postgres", "@anhackeruj@", {</text:p>
      <text:p text:style-name="P7">host: "localhost",</text:p>
      <text:p text:style-name="P7">dialect: "postgres",</text:p>
      <text:p text:style-name="P7">logging: winston.info,</text:p>
      <text:p text:style-name="P7">});</text:p>
      <text:p text:style-name="P13"/>
      <text:p text:style-name="P10">module.exports = db;</text:p>
      <text:p text:style-name="P3"/>
      <text:p text:style-name="P3"/>
      <text:p text:style-name="P5">const { Sequelize } = require("sequelize");</text:p>
      <text:p text:style-name="P8">const winston = require("winston");</text:p>
      <text:p text:style-name="P14"/>
      <text:p text:style-name="P8">const db = new Sequelize("CREATE_HR", "postgres", "@anhackeruj@", {</text:p>
      <text:p text:style-name="P8">host: "localhost",</text:p>
      <text:p text:style-name="P8">dialect: "postgres",</text:p>
      <text:p text:style-name="P8">logging: winston.info,</text:p>
      <text:p text:style-name="P8">});</text:p>
      <text:p text:style-name="P14"/>
      <text:p text:style-name="P8">const jobInfo = db.define(</text:p>
      <text:p text:style-name="P8">"jobs",</text:p>
      <text:p text:style-name="P8">{</text:p>
      <text:p text:style-name="P8">job_id: {</text:p>
      <text:p text:style-name="P8">type: Sequelize.INTEGER,</text:p>
      <text:p text:style-name="P8">primaryKey: true,</text:p>
      <text:p text:style-name="P8">},</text:p>
      <text:p text:style-name="P8">job_title: {</text:p>
      <text:p text:style-name="P8">type: Sequelize.STRING,</text:p>
      <text:p text:style-name="P8">},</text:p>
      <text:p text:style-name="P8">min_salary: {</text:p>
      <text:p text:style-name="P8">type: Sequelize.INTEGER,</text:p>
      <text:p text:style-name="P8">},</text:p>
      <text:p text:style-name="P8">max_salary: {</text:p>
      <text:p text:style-name="P8">type: Sequelize.INTEGER,</text:p>
      <text:p text:style-name="P8">},</text:p>
      <text:p text:style-name="P8">},</text:p>
      <text:p text:style-name="P8">{</text:p>
      <text:p text:style-name="P8">timestamps: false,</text:p>
      <text:p text:style-name="P8">associate: function (models) {</text:p>
      <text:p text:style-name="P8">locationInfo.hasMany(models.departments, { foreignKey: "job_id" });</text:p>
      <text:p text:style-name="P8">},</text:p>
      <text:p text:style-name="P8">}</text:p>
      <text:p text:style-name="P8">);</text:p>
      <text:p text:style-name="P14"/>
      <text:p text:style-name="P8">module.exports = jobInfo;</text:p>
      <text:p text:style-name="P8"/>
      <text:p text:style-name="P15">locModel.js</text:p>
      <text:p text:style-name="P2"><text:soft-page-break/></text:p>
      <text:p text:style-name="P6">const { Sequelize } = require("sequelize");</text:p>
      <text:p text:style-name="P7">const winston = require("winston");</text:p>
      <text:p text:style-name="P13"/>
      <text:p text:style-name="P7">const db = new Sequelize("CREATE_HR", "postgres", "@anhackeruj@", {</text:p>
      <text:p text:style-name="P7">host: "localhost",</text:p>
      <text:p text:style-name="P7">dialect: "postgres",</text:p>
      <text:p text:style-name="P7">logging: winston.info,</text:p>
      <text:p text:style-name="P7">});</text:p>
      <text:p text:style-name="P13"/>
      <text:p text:style-name="P7">const locationInfo = db.define(</text:p>
      <text:p text:style-name="P7">"location",</text:p>
      <text:p text:style-name="P7">{</text:p>
      <text:p text:style-name="P7">location_id: {</text:p>
      <text:p text:style-name="P7">type: Sequelize.INTEGER,</text:p>
      <text:p text:style-name="P7">primaryKey: true,</text:p>
      <text:p text:style-name="P7">},</text:p>
      <text:p text:style-name="P7">street_address: {</text:p>
      <text:p text:style-name="P7">type: Sequelize.STRING,</text:p>
      <text:p text:style-name="P7">},</text:p>
      <text:p text:style-name="P7">postal_code: {</text:p>
      <text:p text:style-name="P7">type: Sequelize.STRING,</text:p>
      <text:p text:style-name="P7">},</text:p>
      <text:p text:style-name="P7">city: {</text:p>
      <text:p text:style-name="P7">type: Sequelize.STRING,</text:p>
      <text:p text:style-name="P7">},</text:p>
      <text:p text:style-name="P7">state_province: {</text:p>
      <text:p text:style-name="P7">type: Sequelize.STRING,</text:p>
      <text:p text:style-name="P7">},</text:p>
      <text:p text:style-name="P7">country_id: {</text:p>
      <text:p text:style-name="P7">type: Sequelize.STRING,</text:p>
      <text:p text:style-name="P7">},</text:p>
      <text:p text:style-name="P7">},</text:p>
      <text:p text:style-name="P7">{</text:p>
      <text:p text:style-name="P7">timestamps: false,</text:p>
      <text:p text:style-name="P7">associate: function (models) {</text:p>
      <text:p text:style-name="P7">locationInfo.hasMany(models.departments, { foreignKey: "location_id" });</text:p>
      <text:p text:style-name="P7">},</text:p>
      <text:p text:style-name="P7">}</text:p>
      <text:p text:style-name="P7">);</text:p>
      <text:p text:style-name="P10">module.exports = locationInfo;</text:p>
      <text:p text:style-name="P10"/>
      <text:p text:style-name="P15">depModel.js:</text:p>
      <text:p text:style-name="P2"/>
      <text:p text:style-name="P9">const { Sequelize } = require("sequelize");</text:p>
      <text:p text:style-name="P7">const winston = require("winston");</text:p>
      <text:p text:style-name="P13"/>
      <text:p text:style-name="P7">const db = new Sequelize("CREATE_HR", "postgres", "@anhackeruj@", {</text:p>
      <text:p text:style-name="P7">host: "localhost",</text:p>
      <text:p text:style-name="P7">dialect: "postgres",</text:p>
      <text:p text:style-name="P7">logging: winston.info,</text:p>
      <text:p text:style-name="P7"><text:soft-page-break/>});</text:p>
      <text:p text:style-name="P13"/>
      <text:p text:style-name="P7">const departmentInfo = db.define(</text:p>
      <text:p text:style-name="P7">"department",</text:p>
      <text:p text:style-name="P7">{</text:p>
      <text:p text:style-name="P7">department_id: {</text:p>
      <text:p text:style-name="P7">type: Sequelize.INTEGER,</text:p>
      <text:p text:style-name="P7">primaryKey: true,</text:p>
      <text:p text:style-name="P7">},</text:p>
      <text:p text:style-name="P7">department_name: {</text:p>
      <text:p text:style-name="P7">type: Sequelize.STRING,</text:p>
      <text:p text:style-name="P7">},</text:p>
      <text:p text:style-name="P7">location_id: {</text:p>
      <text:p text:style-name="P7">type: Sequelize.INTEGER,</text:p>
      <text:p text:style-name="P7">},</text:p>
      <text:p text:style-name="P7">},</text:p>
      <text:p text:style-name="P7">{</text:p>
      <text:p text:style-name="P7">timestamps: false,</text:p>
      <text:p text:style-name="P7">associate: function (models) {</text:p>
      <text:p text:style-name="P7">departmentInfo.hasMany(models.employees, { foreignKey: "department_id" });</text:p>
      <text:p text:style-name="P7">},</text:p>
      <text:p text:style-name="P7">}</text:p>
      <text:p text:style-name="P7">);</text:p>
      <text:p text:style-name="P13"/>
      <text:p text:style-name="P10">module.exports = departmentInfo;</text:p>
      <text:p text:style-name="P10"/>
      <text:p text:style-name="P4"/>
      <text:p text:style-name="P15">empModel.js:</text:p>
      <text:p text:style-name="P2"/>
      <text:p text:style-name="P6">const { Sequelize } = require("sequelize");</text:p>
      <text:p text:style-name="P7">const winston = require("winston");</text:p>
      <text:p text:style-name="P13"/>
      <text:p text:style-name="P7">const db = new Sequelize("CREATE_HR", "postgres", "@anhackeruj@", {</text:p>
      <text:p text:style-name="P7">host: "localhost",</text:p>
      <text:p text:style-name="P7">dialect: "postgres",</text:p>
      <text:p text:style-name="P7">logging: winston.info,</text:p>
      <text:p text:style-name="P7">});</text:p>
      <text:p text:style-name="P13"/>
      <text:p text:style-name="P7">const employeeInfo = db.define(</text:p>
      <text:p text:style-name="P7">"employees",</text:p>
      <text:p text:style-name="P7">{</text:p>
      <text:p text:style-name="P7">EmployeeID: {</text:p>
      <text:p text:style-name="P7">field: "employee_id",</text:p>
      <text:p text:style-name="P7">type: Sequelize.INTEGER,</text:p>
      <text:p text:style-name="P7">primaryKey: true,</text:p>
      <text:p text:style-name="P7">},</text:p>
      <text:p text:style-name="P7">first_name: {</text:p>
      <text:p text:style-name="P7">type: Sequelize.STRING,</text:p>
      <text:p text:style-name="P7">},</text:p>
      <text:p text:style-name="P7">last_name: {</text:p>
      <text:p text:style-name="P7">type: Sequelize.STRING,</text:p>
      <text:p text:style-name="P7"><text:soft-page-break/>},</text:p>
      <text:p text:style-name="P7">email: {</text:p>
      <text:p text:style-name="P7">type: Sequelize.STRING,</text:p>
      <text:p text:style-name="P7">},</text:p>
      <text:p text:style-name="P7">phone_number: {</text:p>
      <text:p text:style-name="P7">type: Sequelize.STRING,</text:p>
      <text:p text:style-name="P7">},</text:p>
      <text:p text:style-name="P7">hire_date: {</text:p>
      <text:p text:style-name="P7">type: Sequelize.DATE,</text:p>
      <text:p text:style-name="P7">},</text:p>
      <text:p text:style-name="P7">job_id: {</text:p>
      <text:p text:style-name="P7">type: Sequelize.INTEGER,</text:p>
      <text:p text:style-name="P7">},</text:p>
      <text:p text:style-name="P7">salary: {</text:p>
      <text:p text:style-name="P7">type: Sequelize.INTEGER,</text:p>
      <text:p text:style-name="P7">},</text:p>
      <text:p text:style-name="P7">manager_id: {</text:p>
      <text:p text:style-name="P7">type: Sequelize.INTEGER,</text:p>
      <text:p text:style-name="P7">},</text:p>
      <text:p text:style-name="P7">department_id: {</text:p>
      <text:p text:style-name="P7">type: Sequelize.INTEGER,</text:p>
      <text:p text:style-name="P7">},</text:p>
      <text:p text:style-name="P7">},</text:p>
      <text:p text:style-name="P7">{</text:p>
      <text:p text:style-name="P7">timestamps: false,</text:p>
      <text:p text:style-name="P7">}</text:p>
      <text:p text:style-name="P7">);</text:p>
      <text:p text:style-name="P13"/>
      <text:p text:style-name="P10">module.exports = employeeInfo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10:54.124013866</meta:creation-date>
    <dc:date>2022-05-12T12:16:09.250889795</dc:date>
    <meta:editing-duration>PT5M16S</meta:editing-duration>
    <meta:editing-cycles>1</meta:editing-cycles>
    <meta:document-statistic meta:table-count="0" meta:image-count="0" meta:object-count="0" meta:page-count="5" meta:paragraph-count="202" meta:word-count="472" meta:character-count="3889" meta:non-whitespace-character-count="3619"/>
    <meta:generator>LibreOffice/6.4.7.2$Linux_X86_64 LibreOffice_project/40$Build-2</meta:generator>
  </office:meta>
</office:document-meta>
</file>